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META-INF/documentsignatures.xml"/>
  <manifest:file-entry manifest:media-type="" manifest:full-path="META-INF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as-char" svg:width="2.699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Created by OOo 3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8T10:37:55.25</meta:creation-date>
    <meta:document-statistic meta:table-count="0" meta:image-count="0" meta:object-count="1" meta:page-count="1" meta:paragraph-count="2" meta:word-count="4" meta:character-count="19"/>
    <dc:date>2009-08-28T10:39:02.48</dc:date>
    <meta:editing-duration>PT00H01M11S</meta:editing-duration>
    <meta:editing-cycles>1</meta:editing-cycles>
    <meta:generator>OpenOffice.org/3.0$Win32 OpenOffice.org_project/300m9$Build-9358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20009c00cc005f007200e100480058008300ee003300c000b50054008400a6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ObjectReplacements/Object%201">
        <DigestMethod Algorithm="http://www.w3.org/2000/09/xmldsig#sha1"/>
        <DigestValue>41i9h7DV60h5HHwuh0s9k7LTsQ8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UVI5yJMjF4ybcx2GcTBwmUbn2qg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jSwnXrgHB5MJsX+8H9C15HNxPl4=</DigestValue>
      </Reference>
      <Reference URI="Object%201/content.xml">
        <DigestMethod Algorithm="http://www.w3.org/2000/09/xmldsig#sha1"/>
        <DigestValue>pmZ3df0WBs9ji5XdeFfH70tICXY=</DigestValue>
      </Reference>
      <Reference URI="Object%201/settings.xml">
        <DigestMethod Algorithm="http://www.w3.org/2000/09/xmldsig#sha1"/>
        <DigestValue>l7mFIYsAfiS3/90K8KD6k6Mb3m0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VoAkvDva34WkOenUXloeh0TKMHY=</DigestValue>
      </Reference>
      <Reference URI="Thumbnails/thumbnail.png">
        <DigestMethod Algorithm="http://www.w3.org/2000/09/xmldsig#sha1"/>
        <DigestValue>0Lja3BYGEGAzvdb4mZVgoQFVD3Y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4owsCaVw/05C6bsMWH4oK8CMZoQ=</DigestValue>
      </Reference>
      <Reference URI="#ID_002e008300d400eb005b003c004300e40092005200e200ed0092000f004a002e">
        <DigestMethod Algorithm="http://www.w3.org/2000/09/xmldsig#sha1"/>
        <DigestValue>eeCFfciwKftDgSK/XGWa9aKxJgk=</DigestValue>
      </Reference>
    </SignedInfo>
    <SignatureValue>Bts48RhE6ym0PJ/82eVgfL1AmVY8uTSP7wZdFWVig7O8PdMo+KDI3RhK8Ia6SZnq
KMLs6bjsUU9ACCgyO0w17JBvzHJRGCL1keFsBEvyalsPZCp9IWOW/wGY5YK9lJrV
+wd7fWDt3kv1nfWqyZwRERXqrVjV4KKecliegsveaTk=</SignatureValue>
    <KeyInfo>
      <X509Data>
        <X509IssuerSerial>
          <X509IssuerName>CN=Good CA,O=Test Certificates,C=US</X509IssuerName>
          <X509SerialNumber>1</X509SerialNumber>
        </X509IssuerSerial>
        <X509Certificate>MIICajCCAdOgAwIBAgIBATANBgkqhkiG9w0BAQUFADA7MQswCQYDVQQGEwJVUzEaMBgGA1UEChMRVGVzdCBDZXJ0aWZpY2F0ZXMxEDAOBgNVBAMTB0dvb2QgQ0EwHhcNMDEwNDE5MTQ1NzIwWhcNMTEwNDE5MTQ1NzIwWjBOMQswCQYDVQQGEwJVUzEaMBgGA1UEChMRVGVzdCBDZXJ0aWZpY2F0ZXMxIzAhBgNVBAMTGlZhbGlkIEVFIENlcnRpZmljYXRlIFRlc3QxMIGfMA0GCSqGSIb3DQEBAQUAA4GNADCBiQKBgQCtpKu/a6Co7KcKOymboEA+MmgoryXHT1dxExmQ1lO7yah2L8j8RG6ox5Tr37TV8Y21ti3MopcFH+iXDSX31fixsYCZkcpjMI4kbjXmjGOeFKu1vnbBmcb5JBISiUeg22tIRFoJ4zThi3GLVecGijyOVReA5LiPymEKG7fAB3241wIDAQABo2swaTAfBgNVHSMEGDAWgBS3LqaCy8LIvKh7J0TXNTPfmhWUxzAdBgNVHQ4EFgQUOsyUZQyFqTzB4K9RMyoUSI+ekVswDgYDVR0PAQH/BAQDAgTwMBcGA1UdIAQQMA4wDAYKYIZIAWUDAgEwATANBgkqhkiG9w0BAQUFAAOBgQCkaGfCqYi0681n9Dit36lg3U/9gTZoNqPMaAaLUQV3Crzxx2MGInhTyKchYydbV8HD89N2jzzYq7J2KM/ZEAfjskCdsj1SiMNkbYZe3rZZOldrPCGFgzUGTNakQxkpxU5j7plivQic/OZ7+mMTi0fnjGRi9M+aa744VmH6FgCt1w==</X509Certificate>
        <X509Certificate>MIICajCCAdOgAwIBAgIBATANBgkqhkiG9w0BAQUFADA7MQswCQYDVQQGEwJVUzEa
MBgGA1UEChMRVGVzdCBDZXJ0aWZpY2F0ZXMxEDAOBgNVBAMTB0dvb2QgQ0EwHhcN
MDEwNDE5MTQ1NzIwWhcNMTEwNDE5MTQ1NzIwWjBOMQswCQYDVQQGEwJVUzEaMBgG
A1UEChMRVGVzdCBDZXJ0aWZpY2F0ZXMxIzAhBgNVBAMTGlZhbGlkIEVFIENlcnRp
ZmljYXRlIFRlc3QxMIGfMA0GCSqGSIb3DQEBAQUAA4GNADCBiQKBgQCtpKu/a6Co
7KcKOymboEA+MmgoryXHT1dxExmQ1lO7yah2L8j8RG6ox5Tr37TV8Y21ti3MopcF
H+iXDSX31fixsYCZkcpjMI4kbjXmjGOeFKu1vnbBmcb5JBISiUeg22tIRFoJ4zTh
i3GLVecGijyOVReA5LiPymEKG7fAB3241wIDAQABo2swaTAfBgNVHSMEGDAWgBS3
LqaCy8LIvKh7J0TXNTPfmhWUxzAdBgNVHQ4EFgQUOsyUZQyFqTzB4K9RMyoUSI+e
kVswDgYDVR0PAQH/BAQDAgTwMBcGA1UdIAQQMA4wDAYKYIZIAWUDAgEwATANBgkq
hkiG9w0BAQUFAAOBgQCkaGfCqYi0681n9Dit36lg3U/9gTZoNqPMaAaLUQV3Crzx
x2MGInhTyKchYydbV8HD89N2jzzYq7J2KM/ZEAfjskCdsj1SiMNkbYZe3rZZOldr
PCGFgzUGTNakQxkpxU5j7plivQic/OZ7+mMTi0fnjGRi9M+aa744VmH6FgCt1w==</X509Certificate>
        <X509Certificate>MIICajCCAdOgAwIBAgIBATANBgkqhkiG9w0BAQUFADA7MQswCQYDVQQGEwJVUzEa
MBgGA1UEChMRVGVzdCBDZXJ0aWZpY2F0ZXMxEDAOBgNVBAMTB0dvb2QgQ0EwHhcN
MDEwNDE5MTQ1NzIwWhcNMTEwNDE5MTQ1NzIwWjBOMQswCQYDVQQGEwJVUzEaMBgG
A1UEChMRVGVzdCBDZXJ0aWZpY2F0ZXMxIzAhBgNVBAMTGlZhbGlkIEVFIENlcnRp
ZmljYXRlIFRlc3QxMIGfMA0GCSqGSIb3DQEBAQUAA4GNADCBiQKBgQCtpKu/a6Co
7KcKOymboEA+MmgoryXHT1dxExmQ1lO7yah2L8j8RG6ox5Tr37TV8Y21ti3MopcF
H+iXDSX31fixsYCZkcpjMI4kbjXmjGOeFKu1vnbBmcb5JBISiUeg22tIRFoJ4zTh
i3GLVecGijyOVReA5LiPymEKG7fAB3241wIDAQABo2swaTAfBgNVHSMEGDAWgBS3
LqaCy8LIvKh7J0TXNTPfmhWUxzAdBgNVHQ4EFgQUOsyUZQyFqTzB4K9RMyoUSI+e
kVswDgYDVR0PAQH/BAQDAgTwMBcGA1UdIAQQMA4wDAYKYIZIAWUDAgEwATANBgkq
hkiG9w0BAQUFAAOBgQCkaGfCqYi0681n9Dit36lg3U/9gTZoNqPMaAaLUQV3Crzx
x2MGInhTyKchYydbV8HD89N2jzzYq7J2KM/ZEAfjskCdsj1SiMNkbYZe3rZZOldr
PCGFgzUGTNakQxkpxU5j7plivQic/OZ7+mMTi0fnjGRi9M+aa744VmH6FgCt1w==</X509Certificate>
      </X509Data>
    </KeyInfo>
    <Object>
      <SignatureProperties>
        <SignatureProperty Id="ID_002e008300d400eb005b003c004300e40092005200e200ed0092000f004a002e" Target="#ID_0020009c00cc005f007200e100480058008300ee003300c000b50054008400a6">
          <dc:date xmlns:dc="http://purl.org/dc/elements/1.1/">2009-08-28T10:39:39,40</dc:date>
        </SignatureProperty>
      </SignatureProperties>
    </Object>
  </Signature>
</document-signatures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o math:stretchy="false">−</math:mo>
          </math:mrow>
          <math:mo math:stretchy="false">⋅</math:mo>
        </math:mrow>
        <math:mo math:stretchy="false">÷</math:mo>
      </math:mrow>
      <math:mo math:stretchy="false">∗</math:mo>
    </math:mrow>
    <math:annotation math:encoding="StarMath 5.0">-&lt;?&gt; cdot &lt;?&gt;  div &lt;?&gt;  * &lt;?&gt;  </math:annotation>
  </math:semantics>
</math:math>
</file>